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Menl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27287586525638254" text:style-name="Outline">
        <text:list-item>
          <text:h text:style-name="P7" text:outline-level="1">Integrac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text:tab/><text:a xlink:type="simple" xlink:href="https://medium.freecodecamp.org/how-to-integrate-your-ios-flutter-app-with-firebase-on-macos-6ad08e2714f0" text:style-name="Internet_20_link" text:visited-style-name="Visited_20_Internet_20_Link">integracion con mac</text:a></text:p>
      <text:p text:style-name="P1"><text:s text:c="16"/><text:a xlink:type="simple" xlink:href="https://tphangout.com/flutter-phone-authentication/" text:style-name="Internet_20_link" text:visited-style-name="Visited_20_Internet_20_Link">phone autent</text:a></text:p>
      <text:p text:style-name="P1">Fuente:<text:tab/><text:tab/><text:a xlink:type="simple" xlink:href="https://tphangout.com/flutter-phone-authentication/" text:style-name="Internet_20_link" text:visited-style-name="Visited_20_Internet_20_Link">tphangout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a xlink:type="simple" xlink:href="https://stackoverflow.com/questions/52286400/firebase-phone-auth-flutter-crash" text:style-name="Internet_20_link" text:visited-style-name="Visited_20_Internet_20_Link">https://stackoverflow.com/questions/52286400/firebase-phone-auth-flutter-crash</text:a></text:p>
      <text:p text:style-name="Standard"/>
      <text:p text:style-name="P6">&lt;key&gt;CFBundleURLTypes&lt;/key&gt;</text:p>
      <text:p text:style-name="P5"><text:s text:c="6"/><text:span text:style-name="T3">&lt;array&gt;</text:span></text:p>
      <text:p text:style-name="P5"><text:s text:c="10"/><text:span text:style-name="T3">&lt;dict&gt;</text:span></text:p>
      <text:p text:style-name="P5"><text:s text:c="14"/><text:span text:style-name="T3">&lt;key&gt;CFBundleTypeRole&lt;/key&gt;</text:span></text:p>
      <text:p text:style-name="P5"><text:s text:c="14"/><text:span text:style-name="T3">&lt;string&gt;Editor&lt;/string&gt;</text:span></text:p>
      <text:p text:style-name="P5"><text:s text:c="14"/><text:span text:style-name="T3">&lt;key&gt;CFBundleURLSchemes&lt;/key&gt;</text:span></text:p>
      <text:p text:style-name="P5"><text:s text:c="14"/><text:span text:style-name="T3">&lt;array&gt;</text:span></text:p>
      <text:p text:style-name="P5"><text:s text:c="18"/><text:span text:style-name="T3">&lt;!-- Insert your reversed client ID here --&gt;</text:span></text:p>
      <text:p text:style-name="P5"><text:s text:c="18"/><text:span text:style-name="T3">&lt;string&gt;com.googleusercontent.apps.199055821144-5rgrt3t9hep9buf1su8i1egimrr971vr&lt;/string&gt;</text:span></text:p>
      <text:p text:style-name="P5"><text:s text:c="14"/><text:span text:style-name="T3">&lt;/array&gt;</text:span></text:p>
      <text:p text:style-name="P5"><text:s text:c="10"/><text:span text:style-name="T3">&lt;/dict&gt;</text:span></text:p>
      <text:p text:style-name="P4"><text:s text:c="6"/><text:span text:style-name="T3">&lt;/array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4-10T14:11:15</meta:creation-date>
    <meta:editing-duration>PT15M33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23" meta:word-count="42" meta:character-count="688"/>
    <dc:date>2019-04-10T16:29:29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